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7.732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82cm" svg:height="0.962cm" svg:x="0.867cm" svg:y="0.946cm">
          <draw:text-box>
            <text:p>Suggested flow</text:p>
          </draw:text-box>
        </draw:frame>
        <draw:custom-shape draw:style-name="gr2" draw:text-style-name="P2" draw:layer="layout" svg:width="6.787cm" svg:height="1.778cm" svg:x="3.286cm" svg:y="10.017cm">
          <text:p text:style-name="P1"><text:span text:style-name="T1">EnumerableReservationRequest</text:span></text:p>
          <text:p text:style-name="P1"><text:span text:style-name="T2">-slots &lt;1:n&gt;</text:span></text:p>
          <text:p text:style-name="P1"><text:span text:style-name="T2">-specifications &lt;1:n&gt;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1.778cm" svg:x="1.127cm" svg:y="13.954cm">
          <text:p text:style-name="P1"><text:span text:style-name="T1">ReservationRequest</text:span></text:p>
          <text:p text:style-name="P1"><text:span text:style-name="T2">-slot &lt;1:1&gt;</text:span></text:p>
          <text:p text:style-name="P1"><text:span text:style-name="T2">-specification &lt;1:1&gt;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37cm" svg:height="1.016cm" svg:x="10.481cm" svg:y="1.446cm">
          <text:p text:style-name="P3"><text:span text:style-name="T3">Spec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1.397cm" svg:x="6.544cm" svg:y="3.351cm">
          <text:p text:style-name="P1"><text:span text:style-name="T3">CompartmentSpecification</text:span></text:p>
          <text:p text:style-name="P1"><text:span text:style-name="T4">-specifications &lt;1:n&gt;</text:span></text:p>
          <text:p text:style-name="P1"><text:span text:style-name="T4"><text:s text:c="2"/></text:span><text:span text:style-name="T5">(to be interconnected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83cm" svg:y1="3.351cm" svg:x2="11.497cm" svg:y2="2.462cm">
          <text:p/>
        </draw:line>
        <draw:custom-shape draw:style-name="gr2" draw:text-style-name="P4" draw:layer="layout" svg:width="3.302cm" svg:height="1.016cm" svg:x="13.373cm" svg:y="3.54cm">
          <text:p text:style-name="P3"><text:span text:style-name="T3">LookupResource</text:span><text:span text:style-name="T3"><text:line-break/></text:span><text:span text:style-name="T3">Specificat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897cm" svg:y1="3.54cm" svg:x2="13.402cm" svg:y2="2.462cm">
          <text:p/>
        </draw:line>
        <draw:custom-shape draw:style-name="gr2" draw:text-style-name="P5" draw:layer="layout" svg:width="3.683cm" svg:height="1.016cm" svg:x="7.976cm" svg:y="5.764cm">
          <text:p text:style-name="P3"><text:span text:style-name="T3">ExternalEndpoint</text:span></text:p>
          <text:p text:style-name="P3"><text:span text:style-name="T3">Specificat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97cm" svg:y1="5.764cm" svg:x2="11.751cm" svg:y2="2.462cm">
          <text:p/>
        </draw:line>
        <draw:custom-shape draw:style-name="gr2" draw:text-style-name="P5" draw:layer="layout" svg:width="3.588cm" svg:height="1.016cm" svg:x="9.346cm" svg:y="7.342cm">
          <text:p text:style-name="P3"><text:span text:style-name="T3">ExistingResource</text:span></text:p>
          <text:p text:style-name="P3"><text:span text:style-name="T3">Specificat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849cm" svg:y1="7.35cm" svg:x2="12.259cm" svg:y2="2.462cm">
          <text:p/>
        </draw:line>
        <draw:custom-shape draw:style-name="gr2" draw:text-style-name="P4" draw:layer="layout" svg:width="3.302cm" svg:height="0.954cm" svg:x="12.983cm" svg:y="4.919cm">
          <text:p text:style-name="P3"><text:span text:style-name="T3">VirtualRoom</text:span><text:span text:style-name="T3"><text:line-break/></text:span><text:span text:style-name="T3">Specificat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246cm" svg:y1="4.937cm" svg:x2="13.021cm" svg:y2="2.462cm">
          <text:p/>
        </draw:line>
        <draw:custom-shape draw:style-name="gr2" draw:text-style-name="P4" draw:layer="layout" svg:width="3.683cm" svg:height="0.889cm" svg:x="12.321cm" svg:y="6.199cm">
          <text:p text:style-name="P3"><text:span text:style-name="T3">AliasSpecificat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738cm" svg:y1="6.207cm" svg:x2="12.64cm" svg:y2="2.462cm">
          <text:p/>
        </draw:line>
        <draw:custom-shape draw:style-name="gr4" draw:text-style-name="P3" draw:layer="layout" svg:width="14.383cm" svg:height="7.809cm" svg:x="6.207cm" svg:y="1.192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279cm" svg:height="0.725cm" svg:x="6.224cm" svg:y="1.418cm">
          <draw:text-box>
            <text:p text:style-name="P1"><text:span text:style-name="T2">Class Diagram</text:span></text:p>
          </draw:text-box>
        </draw:frame>
        <draw:line draw:style-name="gr3" draw:text-style-name="P3" draw:layer="layout" svg:x1="4.136cm" svg:y1="8.366cm" svg:x2="4.136cm" svg:y2="10.017cm">
          <text:p/>
        </draw:line>
        <draw:frame draw:style-name="gr1" draw:text-style-name="P6" draw:layer="layout" svg:width="1.962cm" svg:height="0.725cm" svg:x="4.206cm" svg:y="8.62cm">
          <draw:text-box>
            <text:p><text:span text:style-name="T2">by </text:span><text:span text:style-name="T1">user</text:span></text:p>
          </draw:text-box>
        </draw:frame>
        <draw:custom-shape draw:style-name="gr2" draw:text-style-name="P2" draw:layer="layout" svg:width="4.23cm" svg:height="1.778cm" svg:x="5.672cm" svg:y="13.954cm">
          <text:p text:style-name="P1"><text:span text:style-name="T1">ReservationRequest</text:span></text:p>
          <text:p text:style-name="P1"><text:span text:style-name="T2">-slot &lt;1:1&gt;</text:span></text:p>
          <text:p text:style-name="P1"><text:span text:style-name="T2">-specification &lt;1:1&gt;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91cm" svg:height="1.778cm" svg:x="10.906cm" svg:y="13.954cm">
          <text:p text:style-name="P1"><text:span text:style-name="T1">ReservationRequest</text:span></text:p>
          <text:p text:style-name="P1"><text:span text:style-name="T2">-slot &lt;1:1&gt;</text:span></text:p>
          <text:p text:style-name="P1"><text:span text:style-name="T2">-specification &lt;1:1&gt;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15.986cm" svg:y="13.954cm">
          <text:p text:style-name="P1"><text:span text:style-name="T1">ReservationRequest</text:span></text:p>
          <text:p text:style-name="P1"><text:span text:style-name="T2">-slot &lt;1:1&gt;</text:span></text:p>
          <text:p text:style-name="P1"><text:span text:style-name="T2">-specification &lt;1:1&gt; </text:span></text:p>
          <draw:enhanced-geometry svg:viewBox="0 0 21600 21600" draw:type="rectangle" draw:enhanced-path="M 0 0 L 21600 0 21600 21600 0 21600 0 0 Z N"/>
        </draw:custom-shape>
        <draw:frame draw:style-name="gr1" draw:layer="layout" svg:width="1.035cm" svg:height="0.962cm" svg:x="9.89cm" svg:y="14.389cm">
          <draw:text-box>
            <text:p>...</text:p>
          </draw:text-box>
        </draw:frame>
        <draw:line draw:style-name="gr5" draw:text-style-name="P3" draw:layer="layout" svg:x1="6.334cm" svg:y1="12.049cm" svg:x2="6.334cm" svg:y2="12.811cm">
          <text:p/>
        </draw:line>
        <draw:line draw:style-name="gr3" draw:text-style-name="P3" draw:layer="layout" svg:x1="6.334cm" svg:y1="12.811cm" svg:x2="3.286cm" svg:y2="13.7cm">
          <text:p/>
        </draw:line>
        <draw:line draw:style-name="gr3" draw:text-style-name="P3" draw:layer="layout" svg:x1="6.334cm" svg:y1="12.811cm" svg:x2="7.477cm" svg:y2="13.827cm">
          <text:p/>
        </draw:line>
        <draw:line draw:style-name="gr3" draw:text-style-name="P3" draw:layer="layout" svg:x1="6.334cm" svg:y1="12.811cm" svg:x2="12.938cm" svg:y2="13.7cm">
          <text:p/>
        </draw:line>
        <draw:frame draw:style-name="gr6" draw:text-style-name="P7" draw:layer="layout" svg:width="9.725cm" svg:height="0.725cm" svg:x="6.388cm" svg:y="12.049cm">
          <draw:text-box>
            <text:p text:style-name="P1"><text:span text:style-name="T2">slots x specifications by </text:span><text:span text:style-name="T1">Preprocessor</text:span></text:p>
          </draw:text-box>
        </draw:frame>
        <draw:line draw:style-name="gr3" draw:text-style-name="P3" draw:layer="layout" svg:x1="18.018cm" svg:y1="12.43cm" svg:x2="18.018cm" svg:y2="13.954cm">
          <text:p/>
        </draw:line>
        <draw:frame draw:style-name="gr1" draw:text-style-name="P6" draw:layer="layout" svg:width="1.962cm" svg:height="0.725cm" svg:x="17.961cm" svg:y="12.557cm">
          <draw:text-box>
            <text:p><text:span text:style-name="T2">by </text:span><text:span text:style-name="T1">user</text:span></text:p>
          </draw:text-box>
        </draw:frame>
        <draw:custom-shape draw:style-name="gr2" draw:text-style-name="P8" draw:layer="layout" svg:width="4.355cm" svg:height="2.098cm" svg:x="1.09cm" svg:y="17.825cm">
          <text:p text:style-name="P1"><text:span text:style-name="T1">Reservation</text:span></text:p>
          <text:p text:style-name="P1"><text:span text:style-name="T6">-slot</text:span></text:p>
          <text:p text:style-name="P1"><text:span text:style-name="T6">-allocatedItems</text:span></text:p>
          <text:p text:style-name="P1"><text:span text:style-name="T6">-executionPla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159cm" svg:y1="15.986cm" svg:x2="3.159cm" svg:y2="17.637cm">
          <text:p/>
        </draw:line>
        <draw:frame draw:style-name="gr8" draw:text-style-name="P6" draw:layer="layout" svg:width="3.118cm" svg:height="0.786cm" svg:x="3.159cm" svg:y="16.367cm">
          <draw:text-box>
            <text:p><text:span text:style-name="T2">by </text:span><text:span text:style-name="T1">Scheduler</text:span></text:p>
          </draw:text-box>
        </draw:frame>
        <draw:custom-shape draw:style-name="gr2" draw:text-style-name="P8" draw:layer="layout" svg:width="4.355cm" svg:height="2.159cm" svg:x="6.499cm" svg:y="24.495cm">
          <text:p text:style-name="P1"><text:span text:style-name="T1">Reservation</text:span></text:p>
          <text:p text:style-name="P1"><text:span text:style-name="T6">-slot</text:span></text:p>
          <text:p text:style-name="P1"><text:span text:style-name="T6">-allocatedItems</text:span></text:p>
          <text:p text:style-name="P1"><text:span text:style-name="T6">-childReservation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68cm" svg:y1="15.986cm" svg:x2="7.731cm" svg:y2="24.241cm">
          <text:p/>
        </draw:line>
        <draw:frame draw:style-name="gr9" draw:text-style-name="P6" draw:layer="layout" svg:width="3.118cm" svg:height="0.725cm" svg:x="7.788cm" svg:y="21.611cm">
          <draw:text-box>
            <text:p><text:span text:style-name="T2">by </text:span><text:span text:style-name="T1">Scheduler</text:span></text:p>
          </draw:text-box>
        </draw:frame>
        <draw:custom-shape draw:style-name="gr2" draw:text-style-name="P8" draw:layer="layout" svg:width="4.355cm" svg:height="1.905cm" svg:x="10.906cm" svg:y="17.825cm">
          <text:p text:style-name="P1"><text:span text:style-name="T1">Reservation</text:span></text:p>
          <text:p text:style-name="P1"><text:span text:style-name="T6">-slot</text:span></text:p>
          <text:p text:style-name="P1"><text:span text:style-name="T6">-allocatedItem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975cm" svg:y1="15.986cm" svg:x2="12.975cm" svg:y2="17.637cm">
          <text:p/>
        </draw:line>
        <draw:frame draw:style-name="gr8" draw:text-style-name="P6" draw:layer="layout" svg:width="3.118cm" svg:height="0.786cm" svg:x="12.975cm" svg:y="16.367cm">
          <draw:text-box>
            <text:p><text:span text:style-name="T2">by </text:span><text:span text:style-name="T1">Scheduler</text:span></text:p>
          </draw:text-box>
        </draw:frame>
        <draw:custom-shape draw:style-name="gr2" draw:text-style-name="P8" draw:layer="layout" svg:width="4.355cm" svg:height="1.905cm" svg:x="16.006cm" svg:y="17.825cm">
          <text:p text:style-name="P1"><text:span text:style-name="T1">Reservation</text:span></text:p>
          <text:p text:style-name="P1"><text:span text:style-name="T6">-slot</text:span></text:p>
          <text:p text:style-name="P1"><text:span text:style-name="T6">-allocatedItem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8.075cm" svg:y1="15.986cm" svg:x2="18.075cm" svg:y2="17.637cm">
          <text:p/>
        </draw:line>
        <draw:frame draw:style-name="gr8" draw:text-style-name="P6" draw:layer="layout" svg:width="3.118cm" svg:height="0.786cm" svg:x="18.075cm" svg:y="16.367cm">
          <draw:text-box>
            <text:p><text:span text:style-name="T2">by </text:span><text:span text:style-name="T1">Scheduler</text:span></text:p>
          </draw:text-box>
        </draw:frame>
        <draw:line draw:style-name="gr3" draw:text-style-name="P3" draw:layer="layout" svg:x1="7.731cm" svg:y1="22.474cm" svg:x2="14.589cm" svg:y2="22.474cm">
          <text:p/>
        </draw:line>
        <draw:custom-shape draw:style-name="gr2" draw:text-style-name="P2" draw:layer="layout" svg:width="4.572cm" svg:height="1.778cm" svg:x="14.716cm" svg:y="21.758cm">
          <text:p text:style-name="P1"><text:span text:style-name="T1">ReservationRequest</text:span></text:p>
          <text:p text:style-name="P1"><text:span text:style-name="T2">-slot &lt;1:1&gt;</text:span></text:p>
          <text:p text:style-name="P1"><text:span text:style-name="T2">-specification &lt;1:1&gt; 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4.355cm" svg:height="1.905cm" svg:x="14.806cm" svg:y="24.552cm">
          <text:p text:style-name="P1"><text:span text:style-name="T1">Reservation</text:span></text:p>
          <text:p text:style-name="P1"><text:span text:style-name="T6">-slot</text:span></text:p>
          <text:p text:style-name="P1"><text:span text:style-name="T6">-allocatedItem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002cm" svg:y1="23.536cm" svg:x2="17.002cm" svg:y2="24.552cm">
          <text:p/>
        </draw:line>
        <draw:frame draw:style-name="gr8" draw:text-style-name="P6" draw:layer="layout" svg:width="4.308cm" svg:height="0.786cm" svg:x="12.43cm" svg:y="20.304cm">
          <draw:text-box>
            <text:p><text:span text:style-name="T2">local/foreign domain</text:span></text:p>
          </draw:text-box>
        </draw:frame>
        <draw:line draw:style-name="gr3" draw:text-style-name="P3" draw:layer="layout" svg:x1="14.716cm" svg:y1="25.257cm" svg:x2="7.858cm" svg:y2="22.717cm">
          <text:p/>
        </draw:line>
        <draw:frame draw:style-name="gr1" draw:text-style-name="P9" draw:layer="layout" svg:width="6.048cm" svg:height="0.645cm" svg:x="14.335cm" svg:y="21.183cm">
          <draw:text-box>
            <text:p><text:span text:style-name="T5">(e.g. with VirtualRoomSpecification)</text:span></text:p>
          </draw:text-box>
        </draw:frame>
        <draw:custom-shape draw:style-name="gr4" draw:text-style-name="P3" draw:layer="layout" svg:width="8.001cm" svg:height="6.477cm" svg:x="12.43cm" svg:y="20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1.397cm" svg:x="17.129cm" svg:y="1.381cm">
          <text:p text:style-name="P3"><text:span text:style-name="T1">ExecutionPlan</text:span></text:p>
          <text:p text:style-name="P1"><text:span text:style-name="T6">-i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0.889cm" svg:x="17.156cm" svg:y="3.286cm">
          <text:p text:style-name="P8"><text:span text:style-name="T1">ExecutionItem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.651cm" svg:height="1.524cm" svg:x="17.129cm" svg:y="4.937cm">
          <text:p text:style-name="P3"><text:span text:style-name="T1">Dial</text:span></text:p>
          <text:p text:style-name="P1"><text:span text:style-name="T6">-device</text:span></text:p>
          <text:p text:style-name="P1"><text:span text:style-name="T6">-alias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667cm" svg:height="2.094cm" svg:x="17.51cm" svg:y="6.599cm">
          <text:p text:style-name="P8"><text:span text:style-name="T1">Setup</text:span></text:p>
          <text:p text:style-name="P8"><text:span text:style-name="T1">VirtualRoom</text:span></text:p>
          <text:p text:style-name="P10"><text:span text:style-name="T6">-device</text:span></text:p>
          <text:p text:style-name="P10"><text:span text:style-name="T6">-portCoun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669cm" svg:y1="6.588cm" svg:x2="18.907cm" svg:y2="4.175cm">
          <text:p/>
        </draw:line>
        <draw:line draw:style-name="gr3" draw:text-style-name="P3" draw:layer="layout" svg:x1="17.891cm" svg:y1="4.937cm" svg:x2="18.399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Srom</meta:initial-creator>
    <meta:creation-date>2012-09-07T12:54:54</meta:creation-date>
    <dc:date>2012-09-10T09:04:28</dc:date>
    <dc:creator>Martin Srom</dc:creator>
    <meta:editing-duration>PT18M43S</meta:editing-duration>
    <meta:editing-cycles>9</meta:editing-cycles>
    <meta:generator>LibreOffice/3.5$Linux_X86_64 LibreOffice_project/350m1$Build-2</meta:generator>
    <meta:document-statistic meta:object-count="57"/>
  </office:meta>
</office:document-meta>
</file>